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e24d4" officeooo:paragraph-rsid="001e24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e24d4" officeooo:paragraph-rsid="001e24d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1e24d4" officeooo:paragraph-rsid="001f06e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e24d4" officeooo:paragraph-rsid="001e24d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f64c7" officeooo:paragraph-rsid="001f64c7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24d4" officeooo:paragraph-rsid="001e24d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1e24d4" officeooo:paragraph-rsid="001e24d4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 NACIONAL DE GENERAL SAN MARTÍN</text:p>
      <text:p text:style-name="P2">COMISIÓN NACIONAL DE ENERGÍA ATÓMICA</text:p>
      <text:p text:style-name="P2">INSTITUTO DE TECNOLOGÍA</text:p>
      <text:p text:style-name="P2">“Prof. Jorge A. Sabato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Diseño, fabricación y caracterización de esponjas psudoelásticas</text:p>
      <text:p text:style-name="P1"/>
      <text:p text:style-name="P1"/>
      <text:p text:style-name="P1"/>
      <text:p text:style-name="P1"/>
      <text:p text:style-name="P4">por Lucía Helena Pra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rector del Trabajo</text:p>
      <text:p text:style-name="P2"/>
      <text:p text:style-name="P2">Dra. Graciela Bertolino</text:p>
      <text:p text:style-name="P2"/>
      <text:p text:style-name="P2"/>
      <text:p text:style-name="P2">Codirector del Trabajo: Dr. Pierre Arneodo Larochette</text:p>
      <text:p text:style-name="P3">Codirector del Trabajo: Dr. Alberto Baruj</text:p>
      <text:p text:style-name="P2">Tutor del Trabajo: Dr. Alfredo Hazarabedian</text:p>
      <text:p text:style-name="P2"/>
      <text:p text:style-name="P2"/>
      <text:p text:style-name="P2"/>
      <text:p text:style-name="P2"/>
      <text:p text:style-name="P2"/>
      <text:p text:style-name="P2"/>
      <text:p text:style-name="P1">Trabajo de Seminario para optar al título de Ingeniero en Materiales</text:p>
      <text:p text:style-name="P1"/>
      <text:p text:style-name="P1"/>
      <text:p text:style-name="P2">República Argentina</text:p>
      <text:p text:style-name="P2"/>
      <text:p text:style-name="P6">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20:39:20.425554741</meta:creation-date>
    <dc:date>2017-07-05T00:56:29.280252023</dc:date>
    <meta:editing-duration>PT13M5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68" meta:character-count="481" meta:non-whitespace-character-count="427"/>
  </office:meta>
</office:document-meta>
</file>